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eganism</text:p>
      <text:p text:style-name="Standard">Veganism is the practice of abstaining from the use of animal products and the consumption of animal source foods, and an associated philosophy that rejects the commodity status of animals. A person who practices veganism is known as a vegan; the word is also used to describe foods and materials that are compatible with veganism.<text:line-break/>Ethical veganism excludes all forms of animal use, whether in agriculture for labour or food (e.g., meat, fish and other animal seafood, eggs, honey, and dairy products such as milk or cheese), in clothing and industry (e.g., leather, wool, fur, and some cosmetics), in entertainment (e.g., zoos, exotic pets, and circuses), or in services (e.g., mounted police, working animals, and animal testing). People who follow a vegan diet for the benefits to the environment, their health or for religion are regularly also described as vegans, especially by non-vegans.</text:p>
      <text:p text:style-name="Standard">Since ancient times individuals have been renouncing the consumption of products of animal origin, the term "veganism" was coined in 1944 by Donald and Dorothy Watson. The aim was to differentiate it from vegetarianism, which rejects the consumption of meat but accepts the consumption of other products of animal origin, such as milk, dairy products, eggs, and other "uses involving exploitation". Interest in veganism increased significantly in the 2010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213" meta:character-count="1360" meta:non-whitespace-character-count="1150"/>
    <meta:user-defined meta:name="AppVersion">14.0000</meta:user-defined>
    <meta:template xlink:type="simple" xlink:actuate="onRequest" xlink:title="Normal.dotm" xlink:href=""/>
  </office:meta>
</office:document-meta>
</file>